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ew York1" svg:font-family="'New York', 'Times New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.014cm" fo:margin-left="-0.226cm" fo:margin-top="0cm" fo:margin-bottom="0cm" table:align="left" style:writing-mode="lr-tb"/>
    </style:style>
    <style:style style:name="Tableau1.A" style:family="table-column">
      <style:table-column-properties style:column-width="9.387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3.12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cccc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B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style:font-name="Calibri" fo:font-size="9pt" fo:font-weight="bold" style:font-size-asian="9pt" style:font-weight-asian="bold" style:font-name-complex="Calibri2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style="italic" style:font-style-asian="italic" style:font-name-complex="Calibri2" style:font-size-complex="12pt" style:font-style-complex="italic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16.969cm" style:type="right"/>
        </style:tab-stops>
      </style:paragraph-properties>
      <style:text-properties style:font-name="Calibri" fo:font-size="9pt" style:font-size-asian="9pt" style:font-name-complex="Calibri2"/>
    </style:style>
    <style:style style:name="P6" style:family="paragraph" style:parent-style-name="Header">
      <style:text-properties style:font-name="Calibri" fo:font-size="9pt" style:font-size-asian="9pt" style:font-name-complex="Calibri2"/>
    </style:style>
    <style:style style:name="P7" style:family="paragraph" style:parent-style-name="Standard">
      <loext:graphic-properties draw:fill="solid" draw:fill-color="#e5e5e5" draw:opacity="100%"/>
      <style:paragraph-properties fo:margin-top="0.423cm" fo:margin-bottom="0cm" loext:contextual-spacing="false" fo:text-align="justify" style:justify-single-word="false" fo:orphans="0" fo:widows="0" fo:background-color="#e5e5e5">
        <style:tab-stops>
          <style:tab-stop style:position="0.988cm"/>
          <style:tab-stop style:position="1.976cm"/>
          <style:tab-stop style:position="10.971cm"/>
          <style:tab-stop style:position="14.923cm" style:type="right"/>
        </style:tab-stops>
      </style:paragraph-properties>
    </style:style>
    <style:style style:name="P8" style:family="paragraph" style:parent-style-name="Standard">
      <loext:graphic-properties draw:fill="solid" draw:fill-color="#e5e5e5" draw:opacity="100%"/>
      <style:paragraph-properties fo:margin-top="0.423cm" fo:margin-bottom="0cm" loext:contextual-spacing="false" fo:text-align="justify" style:justify-single-word="false" fo:orphans="0" fo:widows="0" fo:background-color="#e5e5e5">
        <style:tab-stops>
          <style:tab-stop style:position="0.988cm"/>
          <style:tab-stop style:position="1.976cm"/>
          <style:tab-stop style:position="7.973cm"/>
          <style:tab-stop style:position="14.923cm" style:type="right"/>
        </style:tab-stops>
      </style:paragraph-properties>
    </style:style>
    <style:style style:name="P9" style:family="paragraph" style:parent-style-name="Standard">
      <style:paragraph-properties fo:margin-top="0.212cm" fo:margin-bottom="0cm" loext:contextual-spacing="false" fo:text-align="center" style:justify-single-word="false">
        <style:tab-stops>
          <style:tab-stop style:position="12.982cm"/>
        </style:tab-stops>
      </style:paragraph-properties>
      <style:text-properties style:font-name="Calibri" fo:font-size="14pt" fo:font-weight="bold" style:font-size-asian="14pt" style:font-weight-asian="bold" style:font-name-complex="Calibri2" style:font-size-complex="14pt"/>
    </style:style>
    <style:style style:name="P10" style:family="paragraph" style:parent-style-name="Standard">
      <style:paragraph-properties fo:margin-top="0.212cm" fo:margin-bottom="0cm" loext:contextual-spacing="false" fo:text-align="center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weight="bold" style:font-weight-asian="bold" style:font-name-complex="Calibri2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style:snap-to-layout-gri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12" style:family="paragraph" style:parent-style-name="Standard">
      <style:paragraph-properties fo:margin-top="0cm" fo:margin-bottom="0.212cm" loext:contextual-spacing="false" fo:text-align="justify" style:justify-single-word="false" style:snap-to-layout-gri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 style:font-weight-complex="bold"/>
    </style:style>
    <style:style style:name="P13" style:family="paragraph" style:parent-style-name="Standard">
      <style:paragraph-properties fo:margin-top="0.212cm" fo:margin-bottom="0.212cm" loext:contextual-spacing="false" fo:text-align="center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weight="bold" style:font-weight-asian="bold" style:font-name-complex="Calibri2"/>
    </style:style>
    <style:style style:name="P14" style:family="paragraph" style:parent-style-name="Heading_20_1" style:list-style-name="WWNum2"/>
    <style:style style:name="P15" style:family="paragraph" style:parent-style-name="Heading_20_1" style:list-style-name="WWNum3"/>
    <style:style style:name="P16" style:family="paragraph" style:parent-style-name="List_20_Paragraph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17" style:family="paragraph" style:parent-style-name="List_20_Paragraph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fo:color="#800000" style:font-name="Calibri" style:font-name-complex="Calibri2"/>
    </style:style>
    <style:style style:name="P18" style:family="paragraph" style:parent-style-name="List_20_Paragraph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fo:font-style="italic" style:font-style-asian="italic" style:font-name-complex="Calibri2" style:font-style-complex="italic"/>
    </style:style>
    <style:style style:name="P19" style:family="paragraph" style:parent-style-name="List_20_Paragraph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20" style:family="paragraph" style:parent-style-name="List_20_Paragraph" style:list-style-name="WWNum4">
      <style:paragraph-properties fo:margin-left="0cm" fo:margin-right="0cm" fo:text-align="justify" style:justify-single-word="false" fo:text-indent="0cm" style:auto-text-indent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21" style:family="paragraph" style:parent-style-name="Standard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  <style:text-properties style:font-name="Calibri" style:font-name-complex="Calibri2"/>
    </style:style>
    <style:style style:name="P22" style:family="paragraph" style:parent-style-name="Standard" style:list-style-name="WWNum4">
      <style:paragraph-properties fo:text-align="justify" style:justify-single-word="false">
        <style:tab-stops>
          <style:tab-stop style:position="0.988cm"/>
          <style:tab-stop style:position="1.976cm"/>
        </style:tab-stops>
      </style:paragraph-properties>
    </style:style>
    <style:style style:name="P23" style:family="paragraph" style:parent-style-name="Standard" style:master-page-name="Standard">
      <loext:graphic-properties draw:fill="solid" draw:fill-color="#e5e5e5" draw:opacity="100%"/>
      <style:paragraph-properties fo:margin-top="0.423cm" fo:margin-bottom="0cm" loext:contextual-spacing="false" fo:text-align="justify" style:justify-single-word="false" fo:orphans="0" fo:widows="0" style:page-number="auto" fo:background-color="#e5e5e5">
        <style:tab-stops>
          <style:tab-stop style:position="0.988cm"/>
          <style:tab-stop style:position="1.976cm"/>
          <style:tab-stop style:position="10.971cm"/>
          <style:tab-stop style:position="14.923cm" style:type="right"/>
        </style:tab-stops>
      </style:paragraph-properties>
    </style:style>
    <style:style style:name="T1" style:family="text">
      <style:text-properties style:font-name="Calibri" fo:font-weight="bold" style:font-weight-asian="bold" style:font-name-complex="Calibri2" style:font-weight-complex="bold"/>
    </style:style>
    <style:style style:name="T2" style:family="text">
      <style:text-properties style:font-name="Calibri" style:font-name-complex="Calibri2"/>
    </style:style>
    <style:style style:name="T3" style:family="text">
      <style:text-properties style:font-name="Calibri" style:font-name-complex="Calibri2" style:font-weight-complex="bold"/>
    </style:style>
    <style:style style:name="T4" style:family="text">
      <style:text-properties style:font-name="Calibri" style:text-underline-style="solid" style:text-underline-width="auto" style:text-underline-color="font-color" style:font-name-complex="Calibri2"/>
    </style:style>
    <style:style style:name="T5" style:family="text">
      <style:text-properties style:font-name="Calibri" fo:font-style="italic" style:font-style-asian="italic" style:font-name-complex="Calibri2" style:font-style-complex="italic"/>
    </style:style>
    <style:style style:name="T6" style:family="text">
      <style:text-properties style:font-name="Calibri" fo:font-style="italic" fo:background-color="#808000" loext:char-shading-value="0" style:font-style-asian="italic" style:font-name-complex="Calibri2" style:font-style-complex="italic"/>
    </style:style>
    <style:style style:name="T7" style:family="text">
      <style:text-properties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8" style:family="text">
      <style:text-properties style:text-position="sub 58%" style:font-name="Calibri" style:font-name-complex="Calibri2"/>
    </style:style>
    <style:style style:name="T9" style:family="text">
      <style:text-properties style:font-weight-complex="bold"/>
    </style:style>
    <style:style style:name="T10" style:family="text">
      <style:text-properties fo:color="#800000" style:font-name="Calibri" style:font-name-complex="Calibri2"/>
    </style:style>
    <style:style style:name="T11" style:family="text">
      <style:text-properties fo:color="#800000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Titre</text:span><text:span text:style-name="T2"> : MP31 (Résonance)</text:span></text:p>
      <text:p text:style-name="P8"><text:span text:style-name="T1">Présentée par</text:span><text:span text:style-name="T2"> : Elise DECLERCK <text:s text:c="2"/></text:span><text:span text:style-name="T1">Rapport écrit par</text:span><text:span text:style-name="T2"> : Guillaume THEMEZE et Mathieu MARKOVITCH</text:span></text:p>
      <text:p text:style-name="P7"><text:span text:style-name="T1">Correcteur</text:span><text:span text:style-name="T2"> : Louisiane DEVAUD et Erwan ALLYS<text:tab/></text:span><text:span text:style-name="T1">Date</text:span><text:span text:style-name="T2"> : 16/10/20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3">Bibliographie </text:p>
          </table:table-cell>
          <table:covered-table-cell/>
          <table:covered-table-cell/>
        </table:table-row>
        <table:table-row table:style-name="Tableau1.1">
          <table:table-cell table:style-name="Tableau1.A5" office:value-type="string">
            <text:p text:style-name="P10">Titre</text:p>
          </table:table-cell>
          <table:table-cell table:style-name="Tableau1.B5" office:value-type="string">
            <text:p text:style-name="P10">Auteurs</text:p>
          </table:table-cell>
          <table:table-cell table:style-name="Tableau1.C5" office:value-type="string">
            <text:p text:style-name="P10">Éditeur </text:p>
          </table:table-cell>
        </table:table-row>
        <table:table-row table:style-name="Tableau1.1">
          <table:table-cell table:style-name="Tableau1.A5" office:value-type="string">
            <text:p text:style-name="P12">Dictionnaire de physique expérimentale tome 1 : la mécanique</text:p>
          </table:table-cell>
          <table:table-cell table:style-name="Tableau1.B5" office:value-type="string">
            <text:p text:style-name="P11">L. Quaranta</text:p>
          </table:table-cell>
          <table:table-cell table:style-name="Tableau1.C5" office:value-type="string">
            <text:p text:style-name="P12">Pierron</text:p>
          </table:table-cell>
        </table:table-row>
        <table:table-row table:style-name="Tableau1.1">
          <table:table-cell table:style-name="Tableau1.A5" office:value-type="string">
            <text:p text:style-name="P11">BUP n°801 (février 1998) : Résonance aiguë et auto-résonance d’un diapason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1"/>
          </table:table-cell>
        </table:table-row>
        <table:table-row table:style-name="Tableau1.1">
          <table:table-cell table:style-name="Tableau1.A5" office:value-type="string">
            <text:p text:style-name="P11"><text:span text:style-name="T9">Dictionnaire de physique expérimentale tome 4 : l’électricité</text:span></text:p>
          </table:table-cell>
          <table:table-cell table:style-name="Tableau1.B5" office:value-type="string">
            <text:p text:style-name="P11">L. Quaranta</text:p>
          </table:table-cell>
          <table:table-cell table:style-name="Tableau1.C5" office:value-type="string">
            <text:p text:style-name="P12">Pierron</text:p>
          </table:table-cell>
        </table:table-row>
      </table:table>
      <text:p text:style-name="P2"/>
      <text:list xml:id="list3850492049" text:style-name="WWNum2">
        <text:list-item>
          <text:h text:style-name="P14" text:outline-level="1">Photo du tableau</text:h>
        </text:list-item>
      </text:list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">Introduction (2min), définition du phénomène</text:span></text:p>
      <text:list xml:id="list2077133902" text:style-name="WWNum3">
        <text:list-item>
          <text:h text:style-name="P15" text:outline-level="1">Expérience 1</text:h>
        </text:list-item>
      </text:list>
      <text:p text:style-name="P4"><text:span text:style-name="T4">Référence</text:span><text:span text:style-name="T2"> : </text:span><text:span text:style-name="T3">Dictionnaire de physique expérimentale tome 4 : l’électricité</text:span></text:p>
      <text:p text:style-name="P2"/>
      <text:p text:style-name="P4"><text:span text:style-name="T4">Temps consacré</text:span><text:span text:style-name="T2"> : 15min</text:span></text:p>
      <text:p text:style-name="P2"/>
      <text:p text:style-name="P4"><text:span text:style-name="T4">But de la manip</text:span><text:span text:style-name="T2"> : manip quantitative, mise en évidence de la résonance d’un circuit RLC et étude de sa réponse à un échelon</text:span></text:p>
      <text:p text:style-name="P2"><text:soft-page-break/></text:p>
      <text:p text:style-name="P4"><text:span text:style-name="T4">Mesure présentée devant le jury</text:span><text:span text:style-name="T2"> : <text:s/>Mesure de la pseudo-période</text:span></text:p>
      <text:p text:style-name="P3"/>
      <text:p text:style-name="P2"/>
      <text:list xml:id="list104615935768471" text:continue-numbering="true" text:style-name="WWNum3">
        <text:list-item>
          <text:h text:style-name="P15" text:outline-level="1">Expérience 2</text:h>
        </text:list-item>
      </text:list>
      <text:p text:style-name="P4"><text:span text:style-name="T4">Référence</text:span><text:span text:style-name="T2"> : BUP n°801 (février 1998) : Résonance aiguë et auto-résonance d’un diapason</text:span></text:p>
      <text:p text:style-name="P2"/>
      <text:p text:style-name="P4"><text:span text:style-name="T4">Temps consacré</text:span><text:span text:style-name="T2"> : 2mn</text:span></text:p>
      <text:p text:style-name="P2"/>
      <text:p text:style-name="P4"><text:span text:style-name="T4">But de la manip</text:span><text:span text:style-name="T2"> : manip qualitative, estimation du facteur de qualité d’un diapason (440 Hz)</text:span></text:p>
      <text:p text:style-name="P2"/>
      <text:p text:style-name="P4"><text:span text:style-name="T4">Mesure présentée devant le jury</text:span><text:span text:style-name="T2"> : estimation du facteur de qualité à l’oreille</text:span></text:p>
      <text:p text:style-name="P3"/>
      <text:p text:style-name="P2"/>
      <text:list xml:id="list104616335855126" text:continue-numbering="true" text:style-name="WWNum3">
        <text:list-item>
          <text:h text:style-name="P15" text:outline-level="1">Expérience 3</text:h>
        </text:list-item>
      </text:list>
      <text:p text:style-name="P4"><text:span text:style-name="T4">Référence</text:span><text:span text:style-name="T2"> : BUP n°801 (février 1998) : Résonance aiguë et auto-résonance d’un diapason</text:span></text:p>
      <text:p text:style-name="P2"/>
      <text:p text:style-name="P4"><text:span text:style-name="T4">Temps consacré</text:span><text:span text:style-name="T2"> : 10min</text:span></text:p>
      <text:p text:style-name="P2"/>
      <text:p text:style-name="P4"><text:span text:style-name="T4">But de la manip</text:span><text:span text:style-name="T2"> : manip quantitative, étude de la résonance du diapason en réponse à une excitation à différentes fréquences via une bobine</text:span></text:p>
      <text:p text:style-name="P2"/>
      <text:p text:style-name="P4"><text:span text:style-name="T4">Mesure présentée devant le jury</text:span><text:span text:style-name="T2"> : tracé de la réponse à une excitation sinusoïdale, on en déduit Q et w0 par un ajustement</text:span></text:p>
      <text:p text:style-name="P3"/>
      <text:p text:style-name="P2"/>
      <text:p text:style-name="P2"/>
      <text:list xml:id="list104616433722984" text:continue-numbering="true" text:style-name="WWNum3">
        <text:list-item>
          <text:h text:style-name="P15" text:outline-level="1">Questions posées par l’enseignant (avec réponses)</text:h>
        </text:list-item>
      </text:list>
      <text:p text:style-name="P2"/>
      <text:p text:style-name="P4"><text:span text:style-name="T5">(l’étudiant liste les questions posées, ainsi que les réponses données par l’enseignant. Si certaines réponses manquent, </text:span><text:span text:style-name="T6">l’enseignant</text:span><text:span text:style-name="T5"> pourra compléter le document)</text:span></text:p>
      <text:p text:style-name="P2"/>
      <text:list xml:id="list1735061217" text:style-name="WWNum4">
        <text:list-item>
          <text:p text:style-name="P16"><text:span text:style-name="T5">Quels aspects de la résonance montrent ces manips ?</text:span><text:span text:style-name="T2"> La résonance électrique et la résonance mécanique, la détermination du facteur de qualité.</text:span></text:p>
          <text:p text:style-name="P17">On attendait plutôt des choses comme : l'influence du facteur de qualité (par exemple) sur la manifestation temporelle ou fréquentielle de la résonance, la caractérisation des propriétés d'un système résonant par une étude temporelle/fréquentielle, etc. L'idée est illustrer une caractéristique d'un phénomène ou une de ses manifestation pour chaque manip, plutôt que de dire « on étudie une résonance RLC »</text:p>
        </text:list-item>
        <text:list-item>
          <text:p text:style-name="P16"><text:span text:style-name="T5">Quels autres systèmes présentent de la résonance ?</text:span><text:span text:style-name="T2"> Les pendules couplés, la RMN… (il y a de la résonance partout).</text:span></text:p>
        </text:list-item>
        <text:list-item>
          <text:p text:style-name="P16"><text:span text:style-name="T5">Comment se caractérise la résonance des pendules couplés ?</text:span><text:span text:style-name="T2"> Il y a des modes propres (un par degré de liberté).</text:span></text:p>
        </text:list-item>
        <text:list-item>
          <text:p text:style-name="P16"><text:soft-page-break/><text:span text:style-name="T5">Comment as-tu choisi R, L et C ?</text:span><text:span text:style-name="T2"> On choisit L et C pour fixer la fréquence propre et R pour gérer le facteur de qualité. </text:span><text:span text:style-name="T10">En pratique, étant donné que le facteur de qualité est de sqrt{L/C}, on a intérêt a avoir une grande inductance et une petite capacité pour avoir un Q élevé.</text:span></text:p>
        </text:list-item>
        <text:list-item>
          <text:p text:style-name="P16"><text:span text:style-name="T5">Comment peut-on estimer le facteur de qualité sur l’oscillo ?</text:span><text:span text:style-name="T2"> En comptant le nombre d’oscillations avant l’amortissement.</text:span></text:p>
        </text:list-item>
        <text:list-item>
          <text:p text:style-name="P16"><text:span text:style-name="T5">Quelles sont les sources de résistance dans le circuit (en plus du composant R) ?</text:span><text:span text:style-name="T2"> La bobine, mais surtout le GBF. </text:span><text:span text:style-name="T10">La résistance de la bobine peut être plus élevée que la résistance de sortie du GBF. Par ailleurs, elle (R_bobine) varie avec la fréquence.</text:span></text:p>
        </text:list-item>
        <text:list-item>
          <text:p text:style-name="P16"><text:span text:style-name="T5">Comment y remédier ?</text:span><text:span text:style-name="T2"> Avec un AO suiveur ou un ampli.</text:span></text:p>
        </text:list-item>
        <text:list-item>
          <text:p text:style-name="P16"><text:span text:style-name="T5">Qu’impose un grand facteur de qualité ?</text:span><text:span text:style-name="T2"> Une inductance importante.</text:span></text:p>
        </text:list-item>
        <text:list-item>
          <text:p text:style-name="P16"><text:span text:style-name="T5">Le dénominateur de la fonction de transfert s’annule-t-il à la fréquence propre ?</text:span><text:span text:style-name="T2"> Non, c’est sa partie réelle.</text:span></text:p>
        </text:list-item>
        <text:list-item>
          <text:p text:style-name="P16"><text:span text:style-name="T5">En plus de ce que tu as présenté, il y a quoi dans un diagramme de Bode ?</text:span><text:span text:style-name="T2"> La phase en fonction de la fréquence.</text:span></text:p>
        </text:list-item>
        <text:list-item>
          <text:p text:style-name="P18">Et ici il se passe quoi pour la phase ?<text:span text:style-name="T12"> </text:span><text:span text:style-name="T11">Si on étudie un passe-bas d'ordre 2 résonant, on a un passage de la phase à -\pi/2 à la résonance.</text:span></text:p>
        </text:list-item>
        <text:list-item>
          <text:p text:style-name="P16"><text:span text:style-name="T5">Pourquoi préciser qu’on étudie la résonance en tension ?</text:span><text:span text:style-name="T2"> Il y a aussi la résonance en intensité, la fonction de transfert et la fréquence propre sont différentes. </text:span><text:span text:style-name="T10">En pratique, résonance « en tension » sous-entend l'étude de la tension aux bornes du condensateur. On peut aussi effectivement aussi suivre la résonance en intensité = en tension aux bornes de la résistance, mais on peut également suivre la résonance aux bornes de la bobine. </text:span></text:p>
        </text:list-item>
        <text:list-item>
          <text:p text:style-name="P16"><text:span text:style-name="T5">Pourquoi une telle plage de fréquences pour la wobulation ? </text:span><text:span text:style-name="T2">Il faut un temps de réponse suffisant.</text:span><text:span text:style-name="T10"> Le temps de woobulation doit être adapté au temps de réponse. Ces limitations font qu'il est souvent mieux de se concentrer sur une plage de fréquence limitée autour de la résonance.</text:span></text:p>
        </text:list-item>
        <text:list-item>
          <text:p text:style-name="P16"><text:span text:style-name="T5">Quel est l’intérêt du décrément logarithmique</text:span><text:span text:style-name="T2"> ? Il est relié au facteur de qualité.</text:span></text:p>
        </text:list-item>
        <text:list-item>
          <text:p text:style-name="P18">Comment le mesurer précisément ? <text:span text:style-name="T11">Il faut adapter l'affichage de l'oscilloscope au signal étudié, et bien identifier l'asymptote de celui-ci pour mesurer l'amplitude des oscillations.</text:span></text:p>
        </text:list-item>
        <text:list-item>
          <text:p text:style-name="P16"><text:span text:style-name="T5">Que dire des chiffres significatifs pour le facteur de qualité du diapason ?</text:span><text:span text:style-name="T2"> On donne juste l’ordre de grandeur car l’estimation est subjective et peu précise.</text:span></text:p>
        </text:list-item>
        <text:list-item>
          <text:p text:style-name="P16"><text:span text:style-name="T5">Quel est le matériau du diapason ?</text:span><text:span text:style-name="T2"> Ferromagnétique doux.</text:span></text:p>
        </text:list-item>
        <text:list-item>
          <text:p text:style-name="P16"><text:span text:style-name="T5">Quelle est la dépendance de la force en </text:span><text:span text:style-name="T7">B</text:span><text:span text:style-name="T2"> </text:span><text:span text:style-name="T5">?</text:span><text:span text:style-name="T2"> On a du </text:span><text:span text:style-name="T1">B</text:span><text:span text:style-name="T2">.</text:span><text:span text:style-name="T1">M </text:span><text:span text:style-name="T2">donc c’est en B², d’où le doublement de fréquence.</text:span></text:p>
        </text:list-item>
        <text:list-item>
          <text:p text:style-name="P16"><text:span text:style-name="T5">Que dire du placement du microphone ?</text:span><text:span text:style-name="T2"> Dans la caisse de résonance c’est très sensible donc il faut l’accrocher/le suspendre. </text:span><text:span text:style-name="T10">En tout cas fixer sa position car le signal reçu dépend de celle-ci.</text:span></text:p>
        </text:list-item>
        <text:list-item>
          <text:p text:style-name="P16"><text:span text:style-name="T5">En haut du diapason on a un nœud ou un ventre ?</text:span><text:span text:style-name="T2"> Un ventre.</text:span></text:p>
        </text:list-item>
        <text:list-item>
          <text:p text:style-name="P16"><text:span text:style-name="T5">Quel est le mode associé ?</text:span><text:span text:style-name="T2"> Le mode antisymétrique probablement.</text:span></text:p>
        </text:list-item>
        <text:list-item>
          <text:p text:style-name="P16"><text:span text:style-name="T5">Quelle est l’importance de la précision du GBF en fréquence ?</text:span><text:span text:style-name="T2"> La résonance est très fine donc il faut faire attention (pas très fiable au centième de Hertz).</text:span></text:p>
        </text:list-item>
        <text:list-item>
          <text:p text:style-name="P16"><text:span text:style-name="T5">Comment as-tu choisi les valeurs initiales du fit ? </text:span><text:span text:style-name="T2">440/2 pour la fréquence propre, le facteur de qualité estimé précédemment et la tension maximale obtenue pour U</text:span><text:span text:style-name="T8">0</text:span><text:span text:style-name="T2">.</text:span></text:p>
        </text:list-item>
      </text:list>
      <text:p text:style-name="P2"/>
      <text:p text:style-name="P2"/>
      <text:p text:style-name="P2"/>
      <text:list xml:id="list104617083901835" text:continue-list="list104616433722984" text:style-name="WWNum3">
        <text:list-item>
          <text:h text:style-name="P15" text:outline-level="1">Manipulation supplémentaire durant l’entretien</text:h>
        </text:list-item>
      </text:list>
      <text:p text:style-name="P4"><text:span text:style-name="T4">But de la manip</text:span><text:span text:style-name="T2"> : mesurer la largeur d’une fente par diffraction (Fraunhoffer, à l’infini).</text:span></text:p>
      <text:p text:style-name="P2"><text:soft-page-break/></text:p>
      <text:p text:style-name="P4"><text:span text:style-name="T2">Mesure réalisée avec un laser rouge, une lentille de 1m pour projeter la figure de diffraction. On en déduit la largeur de la fente tabulé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4615979010806" text:continue-numbering="true" text:style-name="WWNum3">
        <text:list-item>
          <text:h text:style-name="P15" text:outline-level="1">Commentaires lors de la correction</text:h>
        </text:list-item>
      </text:list>
      <text:p text:style-name="P2"/>
      <text:list xml:id="list104616324732838" text:continue-list="list1735061217" text:style-name="WWNum4">
        <text:list-item>
          <text:p text:style-name="P21"><text:s/>Il y a plein d’expériences possibles sur ce thème (RLC, diapason, oscillateur amorti, oscillateurs couplés, corde de Melde, chaîne de LC, non linéarités).</text:p>
        </text:list-item>
        <text:list-item>
          <text:p text:style-name="P21">Il est possible d'avoir une expérience étudiant le cas d'oscillateurs à plusieurs degrés de liberté.</text:p>
        </text:list-item>
        <text:list-item>
          <text:p text:style-name="P22"><text:span text:style-name="T2">Il faut plus parler, être moins hésitant notamment sur la manipulation de l’oscilloscope.</text:span></text:p>
        </text:list-item>
        <text:list-item>
          <text:p text:style-name="P19">Il faut plus présenter les résultats </text:p>
        </text:list-item>
        <text:list-item>
          <text:p text:style-name="P19">Très bien, le fait d’expliquer la résonance</text:p>
        </text:list-item>
        <text:list-item>
          <text:p text:style-name="P19">Très bien de vérifier au RLCmettre </text:p>
        </text:list-item>
        <text:list-item>
          <text:p text:style-name="P19">Faut plus préciser les incertitudes et d’où elles viennent </text:p>
        </text:list-item>
        <text:list-item>
          <text:p text:style-name="P19">Il faut plus expliquer ce que tu fais pour que le jury puisse mieux suivre et voir s’il y a un problème pour éventuellement t’aider lors des questions.</text:p>
        </text:list-item>
        <text:list-item>
          <text:p text:style-name="P19">Lors d’un calcul il ne faut pas hésiter à noter les mesures au tableau </text:p>
        </text:list-item>
        <text:list-item>
          <text:p text:style-name="P19">Bien choisir l’échelle sur l’oscilloscope </text:p>
        </text:list-item>
        <text:list-item>
          <text:p text:style-name="P19">Attention sur l’oscilloscope : mode alternatif et pas continu, Trigger en mode manuel et pas auto</text:p>
        </text:list-item>
        <text:list-item>
          <text:p text:style-name="P19">Donner tout les indices au jury pour qu’il puisse vous aider</text:p>
          <text:p text:style-name="P20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ew York1" svg:font-family="'New York', 'Times New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="New York" fo:font-family="'New York', 'Times New Roman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New York1" style:font-family-complex="'New York', 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Subtitle" style:family="paragraph" style:parent-style-name="Title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16.969cm" style:type="right"/>
        </style:tab-stops>
      </style:paragraph-properties>
      <style:text-properties style:font-name="Calibri" fo:font-size="9pt" fo:font-weight="bold" style:font-size-asian="9pt" style:font-weight-asian="bold" style:font-name-complex="Calibri2"/>
    </style:style>
    <style:style style:name="MP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16.969cm" style:type="right"/>
        </style:tab-stops>
      </style:paragraph-properties>
      <style:text-properties style:font-name="Calibri" fo:font-size="9pt" style:font-size-asian="9pt" style:font-name-complex="Calibri2"/>
    </style:style>
    <style:style style:name="MP3" style:family="paragraph" style:parent-style-name="Header">
      <style:text-properties style:font-name="Calibri" fo:font-size="9pt" style:font-size-asian="9pt" style:font-name-complex="Calibri2"/>
    </style:style>
    <style:page-layout style:name="Mpm1">
      <style:page-layout-properties fo:page-width="20.955cm" fo:page-height="30.057cm" style:num-format="1" style:print-orientation="portrait" fo:margin-top="1.9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entre de Montrouge<text:tab/>Compte-rendu de leçon de physique</text:p>
        <text:p text:style-name="MP2">Préparation à l'agrégation de physique-chimie option physique<text:tab/>2020-2021</text:p>
        <text:p text:style-name="MP3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aloche</meta:initial-creator>
    <meta:editing-cycles>27</meta:editing-cycles>
    <meta:print-date>1995-11-21T17:41:00</meta:print-date>
    <meta:creation-date>2015-08-28T11:53:00</meta:creation-date>
    <dc:date>2020-10-28T14:03:09</dc:date>
    <dc:language>fr-FR</dc:language>
    <meta:editing-duration>PT7H19M15S</meta:editing-duration>
    <meta:generator>LibreOffice/6.4.3.2$Windows_X86_64 LibreOffice_project/747b5d0ebf89f41c860ec2a39efd7cb15b54f2d8</meta:generator>
    <dc:creator>Erwan Allys</dc:creator>
    <meta:document-statistic meta:table-count="1" meta:image-count="0" meta:object-count="0" meta:page-count="4" meta:paragraph-count="76" meta:word-count="1186" meta:character-count="6929" meta:non-whitespace-character-count="58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